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1671" officeooo:paragraph-rsid="001b1671"/>
    </style:style>
    <style:style style:name="P2" style:family="paragraph" style:parent-style-name="Standard">
      <style:text-properties officeooo:rsid="001b1671" officeooo:paragraph-rsid="001ca1a8"/>
    </style:style>
    <style:style style:name="P3" style:family="paragraph" style:parent-style-name="Standard">
      <style:text-properties officeooo:rsid="001e1a6b" officeooo:paragraph-rsid="001e1a6b"/>
    </style:style>
    <style:style style:name="P4" style:family="paragraph" style:parent-style-name="Standard">
      <style:text-properties officeooo:rsid="0021d308" officeooo:paragraph-rsid="0021d308"/>
    </style:style>
    <style:style style:name="P5" style:family="paragraph" style:parent-style-name="Standard">
      <style:text-properties officeooo:rsid="00220944" officeooo:paragraph-rsid="00220944"/>
    </style:style>
    <style:style style:name="P6" style:family="paragraph" style:parent-style-name="Standard">
      <style:text-properties officeooo:rsid="00220944" officeooo:paragraph-rsid="00254fbc"/>
    </style:style>
    <style:style style:name="P7" style:family="paragraph" style:parent-style-name="Standard">
      <style:text-properties officeooo:rsid="00254fbc" officeooo:paragraph-rsid="00254fbc"/>
    </style:style>
    <style:style style:name="P8" style:family="paragraph" style:parent-style-name="Standard">
      <style:text-properties officeooo:paragraph-rsid="00289709"/>
    </style:style>
    <style:style style:name="P9" style:family="paragraph" style:parent-style-name="Standard">
      <style:text-properties officeooo:rsid="00289709" officeooo:paragraph-rsid="00289709"/>
    </style:style>
    <style:style style:name="P10" style:family="paragraph" style:parent-style-name="Standard">
      <style:text-properties officeooo:rsid="0029dea6" officeooo:paragraph-rsid="0029dea6"/>
    </style:style>
    <style:style style:name="T1" style:family="text">
      <style:text-properties officeooo:rsid="001ca1a8"/>
    </style:style>
    <style:style style:name="T2" style:family="text">
      <style:text-properties officeooo:rsid="001d3877"/>
    </style:style>
    <style:style style:name="T3" style:family="text">
      <style:text-properties officeooo:rsid="001f0e08"/>
    </style:style>
    <style:style style:name="T4" style:family="text">
      <style:text-properties officeooo:rsid="00203b2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26a12"/>
    </style:style>
    <style:style style:name="T7" style:family="text">
      <style:text-properties officeooo:rsid="0023e3d2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officeooo:rsid="0023e3d2" style:font-size-asian="12pt" style:font-size-complex="12pt"/>
    </style:style>
    <style:style style:name="T10" style:family="text">
      <style:text-properties style:font-name="Liberation Serif" fo:font-size="12pt" officeooo:rsid="00254fbc" style:font-size-asian="12pt" style:font-size-complex="12pt"/>
    </style:style>
    <style:style style:name="T11" style:family="text">
      <style:text-properties style:font-name="Liberation Serif" fo:font-size="12pt" officeooo:rsid="0026c908" style:font-size-asian="12pt" style:font-size-complex="12pt"/>
    </style:style>
    <style:style style:name="T12" style:family="text">
      <style:text-properties style:font-name="Liberation Serif" fo:font-size="12pt" officeooo:rsid="00289709" style:font-size-asian="12pt" style:font-size-complex="12pt"/>
    </style:style>
    <style:style style:name="T13" style:family="text">
      <style:text-properties style:font-name="Liberation Serif" fo:font-size="12pt" officeooo:rsid="00293e12" style:font-size-asian="12pt" style:font-size-complex="12pt"/>
    </style:style>
    <style:style style:name="T14" style:family="text">
      <style:text-properties officeooo:rsid="002a68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tivo geral</text:p>
      <text:p text:style-name="P1"><text:tab/>Criar um sistema de busca e comparação de medicamentos utilizando ferramentas de Processamento de Linguagens Naturais</text:p>
      <text:p text:style-name="P2"><text:tab/>Utilizando os dados <text:span text:style-name="T2">de bulas do paciente </text:span>disponíveis publicamante no bulário eletronico <text:span text:style-name="T1">(http://www.anvisa.gov.br/datavisa/fila_bula/index.asp)</text:span> da Anvisa criar um sistema classificador de medicamentos que possibilite a busca <text:span text:style-name="T1">e a comparação por similaridade destes utilizando técnicas de similaridade semantica nas informações contidas nas sessões de indicações e composição.</text:span></text:p>
      <text:p text:style-name="P2"/>
      <text:p text:style-name="P3">Objetivos especificos</text:p>
      <text:p text:style-name="P3"><text:s/><text:tab/>Obter dados publicos das bulas de medicamentos</text:p>
      <text:p text:style-name="P3"><text:tab/><text:tab/><text:span text:style-name="T3">Baixar bulas de pacientes disponíveis no bulário eletronico da anvisa que servirão como base de dados para extrair as informações de interesse. As principais informações a serem analisadas estão contidas na sessões de indicações de uso e componentes. No futuro o sistema poderá ser expandido para incluir comparações de precauções, contraindicações, interações com outros medicmanetos etc.</text:span></text:p>
      <text:p text:style-name="P3"><text:tab/><text:span text:style-name="T3">Extrair as informações contidas nas bulas</text:span></text:p>
      <text:p text:style-name="P3"><text:tab/><text:span text:style-name="T3">Criar um programa “parser” que, aproveitando-se do fato das informações contidas nas bulas serem padronizadas segundo legislação da Anvisa, separe as sessões da bula em diferentes listas que ficarão armazenadas nas variáveis dos objetos bula do sistema.</text:span></text:p>
      <text:p text:style-name="P3"><text:tab/><text:span text:style-name="T3">Classificar os medicamentos segundo sua similaridade</text:span></text:p>
      <text:p text:style-name="P3"><text:tab/><text:span text:style-name="T3">Usando os conteúdos das listas referentes às sessões de indicações e componentes da bula, comparar os diversos medicamentos através de técnicas de similaridade semântica atribuindo valores de similaridade a cada par de medicamentos analisado.</text:span></text:p>
      <text:p text:style-name="P3"><text:tab/><text:span text:style-name="T3">Criar uma estrutura de grafo para armazenar as informações obtidas</text:span></text:p>
      <text:p text:style-name="P3"><text:tab/><text:span text:style-name="T4">Os objetos bula criados contendo as informações obtidas ficarão armazenados nos nós de uma estrutura de grafo onde as arestas entre dois elementos contém o valor de similaridade entre eles.</text:span></text:p>
      <text:p text:style-name="P3"><text:tab/><text:span text:style-name="T4">Criar um mecanismo de busca</text:span></text:p>
      <text:p text:style-name="P3"><text:tab/><text:span text:style-name="T4">Com a estrutura de grafo criada podemos utilizar um mecanismo de busca sobre ela que retorne uma certa quantidade de medicamentos semelhantes utilizando os valores de similaridade.</text:span></text:p>
      <text:p text:style-name="P3"/>
      <text:p text:style-name="P4">Fundamentação Teórica</text:p>
      <text:p text:style-name="P4">Serão discutidos a seguir os princiapais conceitos que serão utilizados neste trabalho</text:p>
      <text:p text:style-name="P4"/>
      <text:p text:style-name="P4">Bulas de medicamentos</text:p>
      <text:p text:style-name="P4"><text:span text:style-name="T5">Bula</text:span> é um documento legal sanitário que contém informações técnico-científicas e orientadoras sobre os medicamentos para o seu uso racional. <text:span text:style-name="T5">Bula para o paciente</text:span> é uma uma bula destinada ao paciente, aprovada pela Anvisa, com conteúdo sumarizado, em linguagem apropriada e de fácil compreensão <text:s/>RDC47 (2009).</text:p>
      <text:p text:style-name="P6">Segundo o artigo 6º <text:span text:style-name="T6">e o Anexo I da </text:span>RDC 47 de 2009 que <text:span text:style-name="T7">padroniza e</text:span> regulamenta o conteúdo das bulas, <text:span text:style-name="T7">a bula para o paciente</text:span> deve conter <text:span text:style-name="T7">obrigatóriamente as seguintes sessões: “</text:span><text:span text:style-name="T9">Identificação do Medicamento”, “Informações ao Paciente” e “Dizeres Legais”. </text:span><text:span text:style-name="T10">Mais especificamente na sessão <text:s/>“</text:span><text:span text:style-name="T9">Informações ao Paciente” </text:span><text:span text:style-name="T10">o primeiro item “1. Para que este Medicamento é Indicado?” Descreve as indicações do medicamento e será a principal fonte de dados para este trabalho.</text:span></text:p>
      <text:p text:style-name="P6"><text:span text:style-name="T10"/></text:p>
      <text:p text:style-name="P7"><text:span text:style-name="T8">Recuperação de Inforrmação</text:span></text:p>
      <text:p text:style-name="P8"><text:span text:style-name="T12">Processo</text:span><text:span text:style-name="T10"> </text:span><text:span text:style-name="T11">no qual </text:span><text:span text:style-name="T12">textos ou </text:span><text:span text:style-name="T11">partes textuais de interesse s</text:span><text:span text:style-name="T12">ão</text:span><text:span text:style-name="T11"> extraíd</text:span><text:span text:style-name="T12">os</text:span><text:span text:style-name="T11"> d</text:span><text:span text:style-name="T12">e</text:span><text:span text:style-name="T11"> documento</text:span><text:span text:style-name="T12">s</text:span><text:span text:style-name="T11"> e utilizadas pelo sistema para construir um modelo de dados. Podemos realizar a recuperação de informação utilizando </text:span><text:span text:style-name="T12">informações contidas em </text:span><text:span text:style-name="T11">metadados </text:span><text:span text:style-name="T12">do</text:span><text:span text:style-name="T11"> cabeçalho ou, se o documento apresenta estrutura definida e fixa, usar té</text:span><text:span text:style-name="T12">c</text:span><text:span text:style-name="T11">nicas de casamento de pa</text:span><text:span text:style-name="T12">drões (Pattern Matching) para localizar o texto a ser extraído. No </text:span><text:soft-page-break/><text:span text:style-name="T12">caso das bulas as</text:span><text:span text:style-name="T10"> sessões são padronizadas segundo legislação, o que facilita o processo de recuperação de informação </text:span><text:span text:style-name="T12">utilizando os títulos da sessões de interesse e da sessão seguinte como os limites do conteúdo a ser extraído.</text:span></text:p>
      <text:p text:style-name="P8"><text:span text:style-name="T12"/></text:p>
      <text:p text:style-name="P9"><text:span text:style-name="T8">Similaridade de documentos</text:span></text:p>
      <text:p text:style-name="P9"><text:span text:style-name="T8">Em Processamento de Linguagens Naturais existem técnicas para comparar documentos segundo seu conteúdo, para tal </text:span><text:span text:style-name="T13">podemos usar um tesauro ou usar a distribuição de palavras nos documentos. Na técnica conhecida como Matriz Termo-Documento criamos uma representação matricial onde as colunas representam os diferentes documentos e as <text:s/>linhas as diferentes palavras. Assim uma única coluna apresenta a distribuição de palavras de um documento e pode ser entendida como uma representação vetorial do mesmo. Desta forma podemos considerar dois documentos como similares se seus vetores forem similares e definir uma função de similaridade baseada na diferença vetorial.</text:span></text:p>
      <text:p text:style-name="P5"/>
      <text:p text:style-name="P10">Grafos</text:p>
      <text:p text:style-name="P10">Matemáticamente um grafo é um par de conjuntos, um conjunto de vértices e um conjunto de arcos ou arestas, onde cada aresta é um par ordenado de vértices. Podemos c<text:span text:style-name="T14">onstruir</text:span> uma estrutura de dados baseada em grafos que armazena os elementos nos vértices e as relações entre eles nas arestas e aproveitar os algoritmos desenvolvidos pela Teoria dos Grafos, ramo da matemática que estuda grafos, para estudar as propriedades destas relações. <text:span text:style-name="T14">A estrutura de grafo é especialmente útil para estudar relações de distância, pois para cada elemento podemos acessar rapidamente seus “vizinhos” através de suas arest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9:58:09.284481335</meta:creation-date>
    <dc:date>2018-04-22T23:29:37.826057305</dc:date>
    <meta:editing-duration>PT2H9M23S</meta:editing-duration>
    <meta:editing-cycles>1</meta:editing-cycles>
    <meta:document-statistic meta:table-count="0" meta:image-count="0" meta:object-count="0" meta:page-count="2" meta:paragraph-count="25" meta:word-count="715" meta:character-count="4882" meta:non-whitespace-character-count="4175"/>
    <meta:generator>LibreOffice/5.1.6.2$Linux_X86_64 LibreOffice_project/10m0$Build-2</meta:generator>
  </office:meta>
</office:document-meta>
</file>